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660e7a" style:font-name="DejaVu Sans Mono" fo:font-size="9pt" fo:font-style="italic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</text:span>java.util.Scanner;</text:p>
      <text:p text:style-name="P1"><text:span text:style-name="T1">public class </text:span>TwentyFive {</text:p>
      <text:p text:style-name="P2"><text:s text:c="4"/><text:span text:style-name="T2">public static void </text:span><text:span text:style-name="T3">main(String[] args){</text:span></text:p>
      <text:p text:style-name="P2"><text:s text:c="8"/><text:span text:style-name="T3">System.</text:span><text:span text:style-name="T5">out</text:span><text:span text:style-name="T3">.print(</text:span><text:span text:style-name="T6">"Enter the Expression String and the Original String:"</text:span><text:span text:style-name="T3">);</text:span></text:p>
      <text:p text:style-name="P2"><text:s text:c="8"/><text:span text:style-name="T3">Scanner scanner = </text:span><text:span text:style-name="T2">new </text:span><text:span text:style-name="T3">Scanner(System.</text:span><text:span text:style-name="T5">in</text:span><text:span text:style-name="T3">);</text:span></text:p>
      <text:p text:style-name="P2"><text:s text:c="8"/><text:span text:style-name="T3">String string1 = scanner.next();</text:span></text:p>
      <text:p text:style-name="P2"><text:s text:c="8"/><text:span text:style-name="T3">String string2 = scanner.next();</text:span></text:p>
      <text:p text:style-name="P2"><text:s text:c="8"/><text:span text:style-name="T2">boolean </text:span><text:span text:style-name="T3">bool = </text:span><text:span text:style-name="T4">stringChecker</text:span><text:span text:style-name="T3">(string1,string2);</text:span></text:p>
      <text:p text:style-name="P2"><text:s text:c="8"/><text:span text:style-name="T3">System.</text:span><text:span text:style-name="T5">out</text:span><text:span text:style-name="T3">.print(bool);</text:span></text:p>
      <text:p text:style-name="P2"><text:s text:c="4"/><text:span text:style-name="T3">}</text:span></text:p>
      <text:p text:style-name="P2"><text:s text:c="4"/><text:span text:style-name="T2">public static boolean </text:span><text:span text:style-name="T3">stringChecker(String str1,String str2){</text:span></text:p>
      <text:p text:style-name="P2"><text:s text:c="8"/><text:span text:style-name="T2">if</text:span><text:span text:style-name="T3">(str1.length()!=str2.length()){</text:span></text:p>
      <text:p text:style-name="P2"><text:s text:c="12"/><text:span text:style-name="T2">return false</text:span><text:span text:style-name="T3">;</text:span></text:p>
      <text:p text:style-name="P2"><text:s text:c="8"/><text:span text:style-name="T3">}</text:span></text:p>
      <text:p text:style-name="P2"><text:s text:c="8"/><text:span text:style-name="T2">for </text:span><text:span text:style-name="T3">(</text:span><text:span text:style-name="T2">int </text:span><text:span text:style-name="T3">i=</text:span><text:span text:style-name="T7">0</text:span><text:span text:style-name="T3">;i&lt;str1.length();i++){</text:span></text:p>
      <text:p text:style-name="P2"><text:s text:c="12"/><text:span text:style-name="T2">if </text:span><text:span text:style-name="T3">(str1.charAt(i)==str2.charAt(i)){</text:span></text:p>
      <text:p text:style-name="P2"><text:s text:c="12"/><text:span text:style-name="T3">}</text:span><text:span text:style-name="T2">else if</text:span><text:span text:style-name="T3">(str1.charAt(i)==</text:span><text:span text:style-name="T6">'.'</text:span><text:span text:style-name="T3">){</text:span></text:p>
      <text:p text:style-name="P2"><text:s text:c="12"/><text:span text:style-name="T3">}</text:span><text:span text:style-name="T2">else if </text:span><text:span text:style-name="T3">(str1.charAt(i)==</text:span><text:span text:style-name="T6">'*'</text:span><text:span text:style-name="T3">){</text:span></text:p>
      <text:p text:style-name="P2"><text:s text:c="16"/><text:span text:style-name="T2">if</text:span><text:span text:style-name="T3">(i==</text:span><text:span text:style-name="T7">0</text:span><text:span text:style-name="T3">){</text:span></text:p>
      <text:p text:style-name="P2"><text:s text:c="20"/><text:span text:style-name="T2">if</text:span><text:span text:style-name="T3">(str2.charAt(i)!=</text:span><text:span text:style-name="T6">'0'</text:span><text:span text:style-name="T3">){</text:span></text:p>
      <text:p text:style-name="P2"><text:s text:c="24"/><text:span text:style-name="T2">return false</text:span><text:span text:style-name="T3">;</text:span></text:p>
      <text:p text:style-name="P2"><text:s text:c="20"/><text:span text:style-name="T3">}</text:span></text:p>
      <text:p text:style-name="P2"><text:s text:c="16"/><text:span text:style-name="T3">}</text:span><text:span text:style-name="T2">else if</text:span><text:span text:style-name="T3">(str2.charAt(i-</text:span><text:span text:style-name="T7">1</text:span><text:span text:style-name="T3">)&lt;str2.charAt(i)||str2.charAt(i)==</text:span><text:span text:style-name="T6">'0'</text:span><text:span text:style-name="T3">){</text:span></text:p>
      <text:p text:style-name="P2"><text:s text:c="16"/><text:span text:style-name="T3">}</text:span><text:span text:style-name="T2">else </text:span><text:span text:style-name="T3">{</text:span></text:p>
      <text:p text:style-name="P2"><text:s text:c="20"/><text:span text:style-name="T2">return false</text:span><text:span text:style-name="T3">;</text:span></text:p>
      <text:p text:style-name="P2"><text:s text:c="16"/><text:span text:style-name="T3">}</text:span></text:p>
      <text:p text:style-name="P2"><text:s text:c="12"/><text:span text:style-name="T3">}</text:span><text:span text:style-name="T2">else </text:span><text:span text:style-name="T3">{</text:span></text:p>
      <text:p text:style-name="P2"><text:s text:c="16"/><text:span text:style-name="T2">return false</text:span><text:span text:style-name="T3">;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8"/><text:span text:style-name="T2">return true</text:span><text:span text:style-name="T3">;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0:49:22.809650729</meta:creation-date>
    <dc:date>2018-12-22T10:49:43.915473126</dc:date>
    <meta:editing-duration>PT22S</meta:editing-duration>
    <meta:editing-cycles>1</meta:editing-cycles>
    <meta:document-statistic meta:table-count="0" meta:image-count="0" meta:object-count="0" meta:page-count="1" meta:paragraph-count="33" meta:word-count="80" meta:character-count="1083" meta:non-whitespace-character-count="696"/>
    <meta:generator>LibreOffice/6.0.3.2$Linux_X86_64 LibreOffice_project/00m0$Build-2</meta:generator>
  </office:meta>
</office:document-meta>
</file>